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 Mono" svg:font-family="'DejaVu Sans Mono'" style:font-adornments="Book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1.75cm" fo:min-width="0.5cm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4.75cm" fo:min-width="0.5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1.75cm" fo:min-width="0.5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4.75cm" fo:min-width="0.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29cm"/>
    </style:style>
    <style:style style:name="gr11" style:family="graphic">
      <style:graphic-properties style:protect="size"/>
    </style:style>
    <style:style style:name="pr1" style:family="presentation" style:parent-style-name="Titelfoli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DejaVu Sans Mono" fo:font-size="18pt" style:font-size-asian="18pt" style:font-size-complex="18pt"/>
    </style:style>
    <style:style style:name="P3" style:family="paragraph">
      <style:text-properties fo:color="#ffffff" style:font-name="DejaVu Sans Mono" fo:font-size="18pt" style:font-size-asian="18pt" style:font-size-complex="18pt"/>
    </style:style>
    <style:style style:name="P4" style:family="paragraph">
      <style:paragraph-properties fo:text-align="center"/>
      <style:text-properties style:font-name="DejaVu Sans Mono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style-name="gr1" draw:text-style-name="P1" draw:layer="layout" svg:width="1cm" svg:height="12cm" svg:x="3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1cm" svg:height="5cm" svg:x="4.3cm" svg:y="4.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2cm" svg:x="5.6cm" svg:y="4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1cm" svg:height="5cm" svg:x="6.9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2cm" svg:x="8.2cm" svg:y="4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1cm" svg:height="5cm" svg:x="9.5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2cm" svg:x="10.8cm" svg:y="4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1cm" svg:height="5cm" svg:x="12.1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2cm" svg:x="13.4cm" svg:y="4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1cm" svg:height="5cm" svg:x="14.7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2cm" svg:x="16cm" svg:y="4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5cm" svg:x="17.3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2cm" svg:x="18.6cm" svg:y="4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5cm" svg:x="19.9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2cm" svg:x="21.2cm" svg:y="4.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0.2cm" svg:height="3.199cm" svg:x="3.4cm" svg:y="13.2cm">
          <draw:text-box>
            <text:p text:style-name="P2">soft</text:p>
          </draw:text-box>
        </draw:frame>
        <draw:frame draw:style-name="gr5" draw:text-style-name="P2" draw:layer="layout" svg:width="0.2cm" svg:height="5.41cm" svg:x="5.94cm" svg:y="11.001cm">
          <draw:text-box>
            <text:p text:style-name="P2">Wha-Wha</text:p>
          </draw:text-box>
        </draw:frame>
        <draw:frame draw:style-name="gr5" draw:text-style-name="P2" draw:layer="layout" svg:width="0.2cm" svg:height="9.095cm" svg:x="8.581cm" svg:y="7.301cm">
          <draw:text-box>
            <text:p text:style-name="P2">left Sustain</text:p>
          </draw:text-box>
        </draw:frame>
        <draw:frame draw:style-name="gr5" draw:text-style-name="P2" draw:layer="layout" svg:width="0.2cm" svg:height="9.832cm" svg:x="16.322cm" svg:y="6.602cm">
          <draw:text-box>
            <text:p text:style-name="P2">right Sustain</text:p>
          </draw:text-box>
        </draw:frame>
        <draw:frame draw:style-name="gr5" draw:text-style-name="P2" draw:layer="layout" svg:width="0.2cm" svg:height="10.569cm" svg:x="11.222cm" svg:y="5.802cm">
          <draw:text-box>
            <text:p text:style-name="P2">left Sostenuto</text:p>
          </draw:text-box>
        </draw:frame>
        <draw:frame draw:style-name="gr5" draw:text-style-name="P2" draw:layer="layout" svg:width="0.2cm" svg:height="11.306cm" svg:x="13.763cm" svg:y="5.103cm">
          <draw:text-box>
            <text:p text:style-name="P2">right Sostenuto</text:p>
          </draw:text-box>
        </draw:frame>
        <draw:frame draw:style-name="gr5" draw:text-style-name="P2" draw:layer="layout" svg:width="0.2cm" svg:height="7.621cm" svg:x="18.981cm" svg:y="8.801cm">
          <draw:text-box>
            <text:p text:style-name="P2">Portamento</text:p>
          </draw:text-box>
        </draw:frame>
        <draw:frame draw:style-name="gr5" draw:text-style-name="P2" draw:layer="layout" svg:width="0.2cm" svg:height="11.306cm" svg:x="21.622cm" svg:y="5.102cm">
          <draw:text-box>
            <text:p text:style-name="P2">Rotor slow/fast</text:p>
          </draw:text-box>
        </draw:frame>
        <draw:frame draw:style-name="gr6" draw:text-style-name="P3" draw:layer="layout" svg:width="1.818cm" svg:height="0.988cm" draw:transform="rotate (1.56817833291691) translate (4.316cm 8.115cm)">
          <draw:text-box>
            <text:p text:style-name="P3">-10</text:p>
          </draw:text-box>
        </draw:frame>
        <draw:frame draw:style-name="gr6" draw:text-style-name="P3" draw:layer="layout" svg:width="1.818cm" svg:height="0.988cm" draw:transform="rotate (1.56817833291691) translate (12.117cm 8.116cm)">
          <draw:text-box>
            <text:p text:style-name="P3">+10</text:p>
          </draw:text-box>
        </draw:frame>
        <draw:frame draw:style-name="gr6" draw:text-style-name="P3" draw:layer="layout" svg:width="1.818cm" svg:height="0.988cm" draw:transform="rotate (1.56817833291691) translate (6.917cm 7.916cm)">
          <draw:text-box>
            <text:p text:style-name="P3">-1</text:p>
          </draw:text-box>
        </draw:frame>
        <draw:frame draw:style-name="gr6" draw:text-style-name="P3" draw:layer="layout" svg:width="1.818cm" svg:height="0.988cm" draw:transform="rotate (1.56817833291691) translate (9.517cm 7.916cm)">
          <draw:text-box>
            <text:p text:style-name="P3">+1</text:p>
          </draw:text-box>
        </draw:frame>
        <draw:frame draw:style-name="gr7" draw:text-style-name="P3" draw:layer="layout" svg:width="5cm" svg:height="2.462cm" draw:transform="rotate (1.56817833291691) translate (14.714cm 9.397cm)">
          <draw:text-box>
            <text:p text:style-name="P3">bank select</text:p>
          </draw:text-box>
        </draw:frame>
        <draw:frame draw:style-name="gr8" draw:text-style-name="P4" xml:id="id1" draw:id="id1" draw:layer="layout" svg:width="2.96cm" svg:height="0.988cm" svg:x="13.7cm" svg:y="2.512cm">
          <draw:text-box>
            <text:p text:style-name="P4">sound</text:p>
          </draw:text-box>
        </draw:frame>
        <draw:connector draw:style-name="gr9" draw:text-style-name="P1" draw:layer="layout" draw:type="line" svg:x1="15.18cm" svg:y1="3.5cm" svg:x2="15.2cm" svg:y2="4.4cm" draw:start-shape="id1" draw:start-glue-point="2" draw:end-shape="id2" svg:d="M15180 3500l20 900" svg:viewBox="0 0 21 901">
          <text:p/>
        </draw:connector>
        <draw:frame draw:style-name="gr8" draw:text-style-name="P4" xml:id="id3" draw:id="id3" draw:layer="layout" svg:width="2.96cm" svg:height="1.725cm" svg:x="7.2cm" svg:y="1.812cm">
          <draw:text-box>
            <text:p text:style-name="P4">preset/sound</text:p>
          </draw:text-box>
        </draw:frame>
        <draw:connector draw:style-name="gr9" draw:text-style-name="P1" draw:layer="layout" draw:type="line" svg:x1="8.68cm" svg:y1="3.537cm" svg:x2="4.8cm" svg:y2="4.4cm" draw:start-shape="id3" draw:start-glue-point="2" draw:end-shape="id4" draw:end-glue-point="0" svg:d="M8680 3537l-3880 863" svg:viewBox="0 0 3881 864">
          <text:p/>
        </draw:connector>
        <draw:connector draw:style-name="gr9" draw:text-style-name="P1" draw:layer="layout" draw:type="line" svg:x1="7.4cm" svg:y1="4.4cm" svg:x2="8.68cm" svg:y2="3.537cm" draw:start-shape="id5" draw:start-glue-point="0" draw:end-shape="id3" draw:end-glue-point="2" svg:d="M7400 4400l1280-863" svg:viewBox="0 0 1281 864">
          <text:p/>
        </draw:connector>
        <draw:connector draw:style-name="gr9" draw:text-style-name="P1" draw:layer="layout" draw:type="line" svg:x1="10cm" svg:y1="4.4cm" svg:x2="8.68cm" svg:y2="3.537cm" draw:start-shape="id6" draw:start-glue-point="0" draw:end-shape="id3" draw:end-glue-point="2" svg:d="M10000 4400l-1320-863" svg:viewBox="0 0 1321 864">
          <text:p/>
        </draw:connector>
        <draw:connector draw:style-name="gr9" draw:text-style-name="P1" draw:layer="layout" draw:type="line" svg:x1="8.68cm" svg:y1="3.537cm" svg:x2="12.6cm" svg:y2="4.4cm" draw:start-shape="id3" draw:start-glue-point="2" draw:end-shape="id7" draw:end-glue-point="0" svg:d="M8680 3537l3920 863" svg:viewBox="0 0 3921 864">
          <text:p/>
        </draw:connector>
        <draw:frame draw:style-name="gr10" draw:text-style-name="P3" draw:layer="layout" svg:width="5cm" svg:height="1.079cm" draw:transform="rotate (1.56817833291691) translate (19.915cm 9.198cm)">
          <draw:text-box>
            <text:p text:style-name="P3">scale tune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DejaVu Sans Mono" svg:font-family="'DejaVu Sans Mono'" style:font-adornments="Book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5f_-background" style:display-name="Titelfolie_-background" style:family="presentation">
      <style:graphic-properties draw:stroke="none" draw:fill="solid" draw:fill-color="#ffffff"/>
      <style:text-properties style:letter-kerning="true"/>
    </style:style>
    <style:style style:name="Titelfolie_5f_-backgroundobjects" style:display-name="Titel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-notes" style:display-name="Titelfoli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folie_5f_-outline1" style:display-name="Titelfolie_-outline1" style:family="presentation">
      <style:graphic-properties draw:stroke="none" draw:fill="none" draw:auto-grow-height="false" draw:fit-to-size="shrink-to-fit">
        <text:list-style style:name="Titelfolie_5f_-outline1" style:display-name="Titelfoli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5f_-outline2" style:display-name="Titelfolie_-outline2" style:family="presentation" style:parent-style-name="Titelfolie_5f_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_5f_-outline3" style:display-name="Titelfolie_-outline3" style:family="presentation" style:parent-style-name="Titelfolie_5f_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_5f_-outline4" style:display-name="Titelfolie_-outline4" style:family="presentation" style:parent-style-name="Titelfolie_5f_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_5f_-outline5" style:display-name="Titelfolie_-outline5" style:family="presentation" style:parent-style-name="Titelfoli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5f_-outline6" style:display-name="Titelfolie_-outline6" style:family="presentation" style:parent-style-name="Titelfoli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5f_-outline7" style:display-name="Titelfolie_-outline7" style:family="presentation" style:parent-style-name="Titelfoli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5f_-outline8" style:display-name="Titelfolie_-outline8" style:family="presentation" style:parent-style-name="Titelfoli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5f_-outline9" style:display-name="Titelfolie_-outline9" style:family="presentation" style:parent-style-name="Titelfoli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5f_-subtitle" style:display-name="Titelfolie_-subtitle" style:family="presentation">
      <style:graphic-properties draw:stroke="none" draw:fill="none" draw:textarea-vertical-align="middle">
        <text:list-style style:name="Titelfolie_5f_-subtitle" style:display-name="Titelfoli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-title" style:display-name="Titelfolie_-title" style:family="presentation">
      <style:graphic-properties draw:stroke="none" draw:fill="none" draw:textarea-vertical-align="middle">
        <text:list-style style:name="Titelfolie_5f_-title" style:display-name="Titelfoli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elfolie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Titelfolie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itelfolie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elfoli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Titelfolie" style:page-layout-name="PM1" draw:style-name="Mdp1">
      <draw:frame draw:name="Titel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Klicken Sie, um das Format des Titeltextes zu bearbeitenTitelmasterformat durch Klicken bearbeiten</text:span></text:p>
        </draw:text-box>
      </draw:frame>
      <draw:frame draw:name="Datumsplatzhalt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9-10-25">25.10.19</text:date></text:span></text:p>
        </draw:text-box>
      </draw:frame>
      <draw:frame draw:name="Fußzeilenplatzhalt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1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Klicken Sie, um das Format des Titeltextes zu bearbeitenTitelmasterformat durch Klicken bearbeiten</text:span></text:p>
        </draw:text-box>
      </draw:frame>
      <draw:frame draw:name="Inhaltsplatzhalt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Klicken Sie, um die Formate des Gliederungstextes zu bearbeiten</text:span></text:p>
              <text:list>
                <text:list-item>
                  <text:p text:style-name="MP8"><text:span text:style-name="MT4">Zweite Gliederungsebene</text:span></text:p>
                  <text:list>
                    <text:list-item>
                      <text:p text:style-name="MP8"><text:span text:style-name="MT4">Dritte Gliederungsebene</text:span></text:p>
                      <text:list>
                        <text:list-item>
                          <text:p text:style-name="MP8"><text:span text:style-name="MT4">Vierte Gliederungsebene</text:span></text:p>
                          <text:list>
                            <text:list-item>
                              <text:p text:style-name="MP8"><text:span text:style-name="MT4">Fünfte Gliederungsebene</text:span></text:p>
                              <text:list>
                                <text:list-item>
                                  <text:p text:style-name="MP8"><text:span text:style-name="MT4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iebente Gliederungsebene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9-10-25">25.10.19</text:date></text:span></text:p>
        </draw:text-box>
      </draw:frame>
      <draw:frame draw:name="Fußzeilenplatzhalt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1</text:page-number></text:span></text:p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  <style:master-page style:name="Titelfolie_5f_" style:display-name="Titelfolie_" style:page-layout-name="PM1" draw:style-name="Mdp1">
      <draw:frame draw:name="Titel 1" presentation:style-name="Mpr10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Klicken Sie, um das Format des Titeltextes zu bearbeitenTitelmasterformat durch Klicken bearbeiten</text:span></text:p>
        </draw:text-box>
      </draw:frame>
      <draw:frame draw:name="Datumsplatzhalter 3" presentation:style-name="Mpr11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9-10-25">25.10.19</text:date></text:span></text:p>
        </draw:text-box>
      </draw:frame>
      <draw:frame draw:name="Fußzeilenplatzhalter 4" presentation:style-name="Mpr11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11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1</text:page-number></text:span></text:p>
        </draw:text-box>
      </draw:frame>
      <draw:frame presentation:style-name="Titelfoli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_5f_-title" draw:layer="backgroundobjects" svg:width="14.848cm" svg:height="11.136cm" svg:x="3.075cm" svg:y="2.257cm" presentation:class="page"/>
        <draw:frame presentation:style-name="Titelfolie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Harald Rieder</meta:initial-creator>
    <meta:editing-cycles>547</meta:editing-cycles>
    <meta:creation-date>2016-03-06T18:59:25</meta:creation-date>
    <dc:date>2019-10-25T11:56:45.299363202</dc:date>
    <meta:editing-duration>PT1H9M20S</meta:editing-duration>
    <meta:generator>LibreOffice/4.3.3.2$Linux_X86_64 LibreOffice_project/430m0$Build-2</meta:generator>
    <meta:print-date>2019-10-25T11:52:35.579848197</meta:print-date>
    <meta:document-statistic meta:object-count="81"/>
    <meta:user-defined meta:name="AppVersion">14.0000</meta:user-defined>
    <meta:user-defined meta:name="Company">Hewlett-Packar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